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5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90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6"/>
        <table:table-column table:style-name="co5" table:default-cell-style-name="ce166"/>
        <table:table-column table:style-name="co6" table:default-cell-style-name="ce166"/>
        <table:table-column table:style-name="co7" table:default-cell-style-name="ce561"/>
        <table:table-column table:style-name="co8" table:default-cell-style-name="ce166"/>
        <table:table-column table:style-name="co9" table:default-cell-style-name="ce166"/>
        <table:table-column table:style-name="co10" table:default-cell-style-name="ce166"/>
        <table:table-column table:style-name="co11" table:default-cell-style-name="ce166"/>
        <table:table-column table:style-name="co12" table:default-cell-style-name="ce166"/>
        <table:table-column table:style-name="co13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6"/>
        <table:table-column table:style-name="co17" table:default-cell-style-name="ce561"/>
        <table:table-column table:style-name="co18" table:default-cell-style-name="ce166"/>
        <table:table-column table:style-name="co19" table:default-cell-style-name="ce561"/>
        <table:table-column table:style-name="co20" table:number-columns-repeated="5" table:default-cell-style-name="ce166"/>
        <table:table-column table:style-name="co20" table:number-columns-repeated="1000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900" office:value-type="string" calcext:value-type="string">
            <text:p>pattern</text:p>
          </table:table-cell>
          <table:table-cell table:style-name="ce900" office:value-type="string" calcext:value-type="string">
            <text:p>angspeed</text:p>
          </table:table-cell>
          <table:table-cell table:style-name="ce900" office:value-type="string" calcext:value-type="string">
            <text:p>radius</text:p>
          </table:table-cell>
          <table:table-cell table:style-name="ce900" office:value-type="string" calcext:value-type="string">
            <text:p>clockwise</text:p>
          </table:table-cell>
          <table:table-cell table:style-name="ce900" office:value-type="string" calcext:value-type="string">
            <text:p>centered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266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3" office:value-type="float" office:value="150" calcext:value-type="float">
            <text:p>1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590" office:value-type="float" office:value="150" calcext:value-type="float">
            <text:p>1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4" office:value-type="float" office:value="150" calcext:value-type="float">
            <text:p>1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7" office:value-type="float" office:value="150" calcext:value-type="float">
            <text:p>1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01" office:value-type="float" office:value="150" calcext:value-type="float">
            <text:p>1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31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7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>
          <table:table-cell table:style-name="ce18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31" office:value-type="float" office:value="150" calcext:value-type="float">
            <text:p>1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number-columns-repeated="1000"/>
        </table:table-row>
        <table:table-row table:style-name="ro1">
          <table:table-cell table:style-name="ce21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number-columns-repeated="1000"/>
        </table:table-row>
        <table:table-row table:style-name="ro1">
          <table:table-cell table:style-name="ce35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31" office:value-type="float" office:value="150" calcext:value-type="float">
            <text:p>1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0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8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number-columns-repeated="1000"/>
        </table:table-row>
        <table:table-row table:style-name="ro1">
          <table:table-cell table:style-name="ce42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8" office:value-type="string" calcext:value-type="string">
            <text:p>0.8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number-columns-repeated="1000"/>
        </table:table-row>
        <table:table-row table:style-name="ro1">
          <table:table-cell table:style-name="ce43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31" office:value-type="float" office:value="150" calcext:value-type="float">
            <text:p>1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9" office:value-type="string" calcext:value-type="string">
            <text:p>0.8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number-columns-repeated="100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N66:Feuille1.N66 Feuille1.R66:Feuille1.S66 Feuille1.K45:Feuille1.K45 Feuille1.K60:Feuille1.K60 Feuille1.L66:Feuille1.L66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M66:Feuille1.M66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66:Feuille1.O66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66:Feuille1.P66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66:Feuille1.Q66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25:51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9T19:26:32.533000000</dc:date>
    <meta:generator>LibreOffice/5.4.4.2$Windows_X86_64 LibreOffice_project/2524958677847fb3bb44820e40380acbe820f960</meta:generator>
    <meta:editing-duration>PT5H45M39S</meta:editing-duration>
    <meta:editing-cycles>399</meta:editing-cycles>
    <meta:document-statistic meta:table-count="1" meta:cell-count="1543" meta:object-count="0"/>
  </office:meta>
</office:document-meta>
</file>